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Groty_20_strzałek_20_1" draw:marker-end-width="0.3cm" draw:fill="none" draw:textarea-vertical-align="middle"/>
    </style:style>
    <style:style style:name="gr2" style:family="graphic" style:parent-style-name="objectwithoutfill">
      <style:graphic-properties draw:marker-end="Groty_20_strzałek_20_2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1.8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1.62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04cm" fo:min-width="6.35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cm" fo:min-width="5.33cm"/>
      <style:paragraph-properties style:writing-mode="lr-tb"/>
    </style:style>
    <style:style style:name="gr7" style:family="graphic" style:parent-style-name="objectwithoutfill">
      <style:graphic-properties draw:marker-end="Groty_20_strzałek_20_3" draw:marker-end-width="0.3cm" draw:fill="none" draw:textarea-vertical-align="middle"/>
    </style:style>
    <style:style style:name="gr8" style:family="graphic" style:parent-style-name="objectwithoutfill">
      <style:graphic-properties draw:marker-end="Groty_20_strzałek_20_4" draw:marker-end-width="0.3cm" draw:fill="none" draw:textarea-vertical-align="middle"/>
    </style:style>
    <style:style style:name="gr9" style:family="graphic" style:parent-style-name="objectwithoutfill">
      <style:graphic-properties draw:marker-end="Groty_20_strzałek_20_5" draw:marker-end-width="0.3cm" draw:fill="none" draw:textarea-vertical-align="middle"/>
    </style:style>
    <style:style style:name="gr10" style:family="graphic" style:parent-style-name="objectwithoutfill">
      <style:graphic-properties draw:marker-end="Groty_20_strzałek_20_6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6.032cm"/>
      <style:paragraph-properties style:writing-mode="lr-tb"/>
    </style:style>
    <style:style style:name="gr12" style:family="graphic" style:parent-style-name="objectwithoutfill">
      <style:graphic-properties draw:marker-end="Groty_20_strzałek_20_7" draw:marker-end-width="0.3cm" draw:fill="none" draw:textarea-vertical-align="middle"/>
    </style:style>
    <style:style style:name="gr13" style:family="graphic" style:parent-style-name="objectwithoutfill">
      <style:graphic-properties draw:marker-end="Groty_20_strzałek_20_8" draw:marker-end-width="0.3cm" draw:fill="none" draw:textarea-vertical-align="middle"/>
    </style:style>
    <style:style style:name="gr14" style:family="graphic" style:parent-style-name="objectwithoutfill">
      <style:graphic-properties draw:marker-end="Groty_20_strzałek_20_9" draw:marker-end-width="0.3cm" draw:fill="none" draw:textarea-vertical-align="middle"/>
    </style:style>
    <style:style style:name="gr15" style:family="graphic" style:parent-style-name="objectwithoutfill">
      <style:graphic-properties draw:marker-end="Groty_20_strzałek_20_10" draw:marker-end-width="0.3cm" draw:fill="none" draw:textarea-vertical-align="middle"/>
    </style:style>
    <style:style style:name="gr16" style:family="graphic" style:parent-style-name="standard">
      <style:graphic-properties draw:opacity="50%" draw:textarea-horizontal-align="justify" draw:textarea-vertical-align="top" draw:auto-grow-height="false" fo:min-height="6.518cm" fo:min-width="6.26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878cm" fo:min-width="3.87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78cm" fo:min-width="4.87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6cm" fo:min-width="5.735cm"/>
      <style:paragraph-properties style:writing-mode="lr-tb"/>
    </style:style>
    <style:style style:name="gr20" style:family="graphic" style:parent-style-name="objectwithoutfill">
      <style:graphic-properties draw:marker-end="Groty_20_strzałek_20_11" draw:marker-end-width="0.3cm" draw:fill="none" draw:textarea-vertical-align="middle"/>
    </style:style>
    <style:style style:name="gr21" style:family="graphic" style:parent-style-name="objectwithoutfill">
      <style:graphic-properties draw:marker-end="Groty_20_strzałek_20_12" draw:marker-end-width="0.3cm" draw:fill="none" draw:textarea-vertical-align="middle"/>
    </style:style>
    <style:style style:name="gr22" style:family="graphic" style:parent-style-name="objectwithoutfill">
      <style:graphic-properties draw:marker-end="Groty_20_strzałek_20_13" draw:marker-end-width="0.3cm" draw:fill="none" draw:textarea-vertical-align="middle"/>
    </style:style>
    <style:style style:name="gr23" style:family="graphic" style:parent-style-name="objectwithoutfill">
      <style:graphic-properties draw:marker-end="Groty_20_strzałek_20_14" draw:marker-end-width="0.3cm" draw:fill="none" draw:textarea-vertical-align="middle"/>
    </style:style>
    <style:style style:name="gr24" style:family="graphic" style:parent-style-name="standard">
      <style:graphic-properties draw:opacity="50%" draw:textarea-horizontal-align="justify" draw:textarea-vertical-align="top" draw:auto-grow-height="false" fo:min-height="5.39cm" fo:min-width="7.3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56cm" fo:min-width="5.556cm"/>
      <style:paragraph-properties style:writing-mode="lr-tb"/>
    </style:style>
    <style:style style:name="gr26" style:family="graphic" style:parent-style-name="objectwithoutfill">
      <style:graphic-properties draw:marker-end="Groty_20_strzałek_20_15" draw:marker-end-width="0.3cm" draw:fill="none" draw:textarea-vertical-align="middle"/>
    </style:style>
    <style:style style:name="gr27" style:family="graphic" style:parent-style-name="objectwithoutfill">
      <style:graphic-properties draw:marker-end="Groty_20_strzałek_20_16" draw:marker-end-width="0.3cm" draw:fill="none" draw:textarea-vertical-align="middle"/>
    </style:style>
    <style:style style:name="gr28" style:family="graphic" style:parent-style-name="objectwithoutfill">
      <style:graphic-properties draw:marker-end="Groty_20_strzałek_20_17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onnector draw:style-name="gr1" draw:text-style-name="P1" draw:layer="controls" svg:x1="7.75cm" svg:y1="2.5cm" svg:x2="7.75cm" svg:y2="3.75cm" draw:start-shape="id1" draw:start-glue-point="8" draw:end-shape="id2" draw:end-glue-point="0" svg:d="M7750 2500v1250" svg:viewBox="0 0 1 1251">
          <text:p/>
        </draw:connector>
        <draw:connector draw:style-name="gr2" draw:text-style-name="P1" draw:layer="controls" svg:x1="7.75cm" svg:y1="5.25cm" svg:x2="23cm" svg:y2="1.75cm" draw:start-shape="id2" draw:start-glue-point="2" draw:end-shape="id3" draw:end-glue-point="0" svg:d="M7750 5250v502h7501v-4503h7749v501" svg:viewBox="0 0 15251 4504">
          <text:p/>
        </draw:connector>
        <draw:custom-shape draw:style-name="gr3" draw:text-style-name="P2" xml:id="id6" draw:id="id6" draw:layer="controls" svg:width="4.75cm" svg:height="2.75cm" svg:x="3.5cm" svg:y="11.5cm">
          <text:p text:style-name="P2">Last<text:line-break/>deformation<text:line-break/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7" draw:id="id7" draw:layer="controls" svg:width="4.75cm" svg:height="2.75cm" svg:x="6.25cm" svg:y="13.75cm">
          <text:p text:style-name="P2">Last<text:line-break/>pressure<text:line-break/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" draw:id="id1" draw:layer="controls" svg:width="3cm" svg:height="1.5cm" svg:x="6.25cm" svg:y="1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" draw:id="id9" draw:layer="controls" svg:width="3cm" svg:height="1.5cm" svg:x="3cm" svg:y="17.75cm">
          <text:p text:style-name="P2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controls" svg:width="7cm" svg:height="1.5cm" svg:x="4.25cm" svg:y="3.75cm">
          <text:p text:style-name="P2">Select press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controls" svg:width="6cm" svg:height="1.75cm" svg:x="4.75cm" svg:y="7cm">
          <text:p text:style-name="P2">Select deform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controls" svg:x1="23cm" svg:y1="9.25cm" svg:x2="7.75cm" svg:y2="7cm" draw:start-shape="id3" draw:start-glue-point="2" draw:end-shape="id4" draw:end-glue-point="0" svg:d="M23000 9250v502h-7999v-3253h-7251v501" svg:viewBox="0 0 15251 3254">
          <text:p/>
        </draw:connector>
        <draw:connector draw:style-name="gr8" draw:text-style-name="P1" draw:layer="controls" svg:x1="7.75cm" svg:y1="8.75cm" svg:x2="23cm" svg:y2="11.75cm" draw:start-shape="id4" draw:start-glue-point="2" draw:end-shape="id5" draw:end-glue-point="0" svg:d="M7750 8750v1501h15250v1499" svg:viewBox="0 0 15251 3001">
          <text:p/>
        </draw:connector>
        <draw:connector draw:style-name="gr9" draw:text-style-name="P1" draw:layer="controls" draw:line-skew="0cm 3.874cm" svg:x1="23cm" svg:y1="18cm" svg:x2="5.875cm" svg:y2="11.5cm" draw:start-shape="id5" draw:start-glue-point="2" draw:end-shape="id6" draw:end-glue-point="4" svg:d="M23000 18000v502h-5625v-7503h-11500v501" svg:viewBox="0 0 17126 7504">
          <text:p/>
        </draw:connector>
        <draw:connector draw:style-name="gr10" draw:text-style-name="P1" draw:layer="controls" svg:x1="3.5cm" svg:y1="12.875cm" svg:x2="7.75cm" svg:y2="7cm" draw:start-shape="id6" draw:start-glue-point="5" draw:end-shape="id4" draw:end-glue-point="0" svg:d="M3500 12875h-501v-6376h4751v501" svg:viewBox="0 0 4752 6377">
          <text:p/>
        </draw:connector>
        <draw:custom-shape draw:style-name="gr11" draw:text-style-name="P2" xml:id="id8" draw:id="id8" draw:layer="controls" svg:width="6.75cm" svg:height="2.25cm" svg:x="10.25cm" svg:y="16.25cm">
          <text:p text:style-name="P2">Build and solve<text:line-break/>the eq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controls" svg:x1="11cm" svg:y1="15.125cm" svg:x2="13.625cm" svg:y2="16.25cm" draw:start-shape="id7" draw:start-glue-point="7" draw:end-shape="id8" draw:end-glue-point="0" svg:d="M11000 15125h2625v1125" svg:viewBox="0 0 2626 1126">
          <text:p/>
        </draw:connector>
        <draw:connector draw:style-name="gr13" draw:text-style-name="P1" draw:layer="controls" svg:x1="13.625cm" svg:y1="18.5cm" svg:x2="4.5cm" svg:y2="17.75cm" draw:start-shape="id8" draw:start-glue-point="2" draw:end-shape="id9" draw:end-glue-point="4" svg:d="M13625 18500v502h-5499v-1753h-3626v501" svg:viewBox="0 0 9126 1754">
          <text:p/>
        </draw:connector>
        <draw:connector draw:style-name="gr14" draw:text-style-name="P1" draw:layer="controls" draw:line-skew="-1.294cm" svg:x1="6.25cm" svg:y1="15.125cm" svg:x2="7.75cm" svg:y2="3.75cm" draw:start-shape="id7" draw:start-glue-point="5" draw:end-shape="id2" draw:end-glue-point="0" svg:d="M6250 15125h-3795v-11876h5295v501" svg:viewBox="0 0 5296 11877">
          <text:p/>
        </draw:connector>
        <draw:connector draw:style-name="gr15" draw:text-style-name="P1" draw:layer="controls" svg:x1="8.25cm" svg:y1="12.875cm" svg:x2="8.625cm" svg:y2="13.75cm" draw:start-shape="id6" draw:start-glue-point="7" draw:end-shape="id7" draw:end-glue-point="4" svg:d="M8250 12875h375v875" svg:viewBox="0 0 376 876">
          <text:p/>
        </draw:connector>
        <draw:g>
          <draw:custom-shape draw:style-name="gr16" draw:text-style-name="P3" xml:id="id3" draw:id="id3" draw:layer="controls" svg:width="7.5cm" svg:height="7.5cm" svg:x="19.25cm" svg:y="1.7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xml:id="id10" draw:id="id10" draw:layer="controls" svg:width="4.5cm" svg:height="1.25cm" svg:x="20.75cm" svg:y="2.75cm">
            <text:p text:style-name="P2">Optimize cel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xml:id="id11" draw:id="id11" draw:layer="controls" svg:width="5.5cm" svg:height="1.25cm" svg:x="20.25cm" svg:y="4.85cm">
            <text:p text:style-name="P2">Optimize IDOF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xml:id="id12" draw:id="id12" draw:layer="controls" svg:width="6.375cm" svg:height="1.45cm" svg:x="19.813cm" svg:y="6.75cm">
            <text:p text:style-name="P2">Optimize cell+IDOF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1" draw:layer="controls" svg:x1="23cm" svg:y1="4cm" svg:x2="23cm" svg:y2="4.85cm" draw:start-shape="id10" draw:start-glue-point="2" draw:end-shape="id11" draw:end-glue-point="0" svg:d="M23000 4000v850" svg:viewBox="0 0 1 851">
            <text:p/>
          </draw:connector>
          <draw:connector draw:style-name="gr21" draw:text-style-name="P1" draw:layer="controls" svg:x1="23cm" svg:y1="6.1cm" svg:x2="23cm" svg:y2="6.75cm" draw:start-shape="id11" draw:start-glue-point="2" draw:end-shape="id12" draw:end-glue-point="0" svg:d="M23000 6100v650" svg:viewBox="0 0 1 651">
            <text:p/>
          </draw:connector>
          <draw:connector draw:style-name="gr22" draw:text-style-name="P1" draw:layer="controls" svg:x1="23cm" svg:y1="8.2cm" svg:x2="23cm" svg:y2="9.25cm" draw:start-shape="id12" draw:start-glue-point="2" draw:end-shape="id3" draw:end-glue-point="2" svg:d="M23000 8200v1050" svg:viewBox="0 0 1 1051">
            <text:p/>
          </draw:connector>
          <draw:connector draw:style-name="gr23" draw:text-style-name="P1" draw:layer="controls" svg:x1="23cm" svg:y1="1.75cm" svg:x2="23cm" svg:y2="2.75cm" draw:start-shape="id3" draw:start-glue-point="0" draw:end-shape="id10" draw:end-glue-point="0" svg:d="M23000 1750v1000" svg:viewBox="0 0 1 1001">
            <text:p/>
          </draw:connector>
        </draw:g>
        <draw:g>
          <draw:custom-shape draw:style-name="gr24" draw:text-style-name="P3" xml:id="id5" draw:id="id5" draw:layer="controls" svg:width="8.5cm" svg:height="6.25cm" svg:x="18.75cm" svg:y="11.7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xml:id="id13" draw:id="id13" draw:layer="controls" svg:width="5.5cm" svg:height="1.25cm" svg:x="20.25cm" svg:y="12.75cm">
            <text:p text:style-name="P2">Optimize IDOF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xml:id="id14" draw:id="id14" draw:layer="controls" svg:width="6.25cm" svg:height="2cm" svg:x="19.875cm" svg:y="14.75cm">
            <text:p text:style-name="P2">Calculate stress<text:line-break/>tens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6" draw:text-style-name="P1" draw:layer="controls" svg:x1="23cm" svg:y1="11.75cm" svg:x2="23cm" svg:y2="12.75cm" draw:start-shape="id5" draw:start-glue-point="0" draw:end-shape="id13" draw:end-glue-point="0" svg:d="M23000 11750v1000" svg:viewBox="0 0 1 1001">
            <text:p/>
          </draw:connector>
          <draw:connector draw:style-name="gr27" draw:text-style-name="P1" draw:layer="controls" svg:x1="23cm" svg:y1="14cm" svg:x2="23cm" svg:y2="14.75cm" draw:start-shape="id13" draw:start-glue-point="2" draw:end-shape="id14" draw:end-glue-point="0" svg:d="M23000 14000v750" svg:viewBox="0 0 1 751">
            <text:p/>
          </draw:connector>
          <draw:connector draw:style-name="gr28" draw:text-style-name="P1" draw:layer="controls" svg:x1="23cm" svg:y1="16.75cm" svg:x2="23cm" svg:y2="18cm" draw:start-shape="id14" draw:start-glue-point="2" draw:end-shape="id5" draw:end-glue-point="2" svg:d="M23000 16750v1250" svg:viewBox="0 0 1 125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10" draw:display-name="Groty strzałek 10" svg:viewBox="0 0 20 20" svg:d="M0 20l10-20 10 20z"/>
    <draw:marker draw:name="Groty_20_strzałek_20_11" draw:display-name="Groty strzałek 11" svg:viewBox="0 0 20 20" svg:d="M0 20l10-20 10 20z"/>
    <draw:marker draw:name="Groty_20_strzałek_20_12" draw:display-name="Groty strzałek 12" svg:viewBox="0 0 20 20" svg:d="M0 20l10-20 10 20z"/>
    <draw:marker draw:name="Groty_20_strzałek_20_13" draw:display-name="Groty strzałek 13" svg:viewBox="0 0 20 20" svg:d="M0 20l10-20 10 20z"/>
    <draw:marker draw:name="Groty_20_strzałek_20_14" draw:display-name="Groty strzałek 14" svg:viewBox="0 0 20 20" svg:d="M0 20l10-20 10 20z"/>
    <draw:marker draw:name="Groty_20_strzałek_20_15" draw:display-name="Groty strzałek 15" svg:viewBox="0 0 20 20" svg:d="M0 20l10-20 10 20z"/>
    <draw:marker draw:name="Groty_20_strzałek_20_16" draw:display-name="Groty strzałek 16" svg:viewBox="0 0 20 20" svg:d="M0 20l10-20 10 20z"/>
    <draw:marker draw:name="Groty_20_strzałek_20_17" draw:display-name="Groty strzałek 17" svg:viewBox="0 0 20 20" svg:d="M0 20l10-20 10 20z"/>
    <draw:marker draw:name="Groty_20_strzałek_20_2" draw:display-name="Groty strzałek 2" svg:viewBox="0 0 20 20" svg:d="M0 20l10-20 10 20z"/>
    <draw:marker draw:name="Groty_20_strzałek_20_3" draw:display-name="Groty strzałek 3" svg:viewBox="0 0 20 20" svg:d="M0 20l10-20 10 20z"/>
    <draw:marker draw:name="Groty_20_strzałek_20_4" draw:display-name="Groty strzałek 4" svg:viewBox="0 0 20 20" svg:d="M0 20l10-20 10 20z"/>
    <draw:marker draw:name="Groty_20_strzałek_20_5" draw:display-name="Groty strzałek 5" svg:viewBox="0 0 20 20" svg:d="M0 20l10-20 10 20z"/>
    <draw:marker draw:name="Groty_20_strzałek_20_6" draw:display-name="Groty strzałek 6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20" svg:d="M0 20l10-20 10 20z"/>
    <draw:marker draw:name="Groty_20_strzałek_20_9" draw:display-name="Groty strzałek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2T17:32:27.437709617</meta:creation-date>
    <dc:date>2023-04-03T00:20:09.477534506</dc:date>
    <meta:editing-duration>PT4M36S</meta:editing-duration>
    <meta:editing-cycles>2</meta:editing-cycles>
    <meta:generator>LibreOffice/7.0.4.2$Linux_X86_64 LibreOffice_project/00$Build-2</meta:generator>
    <meta:document-statistic meta:object-count="33"/>
  </office:meta>
</office:document-meta>
</file>